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paDialectTests.testTransl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JpaDialectTests.testDefaultTransac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paDialectTests.testDefaultBeg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